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svg:stroke-width="0.05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52cm" draw:marker-start-width="0.148cm" draw:marker-end-width="0.148cm" draw:fill="none" draw:textarea-horizontal-align="center" draw:textarea-vertical-align="middle" fo:padding-top="0.202cm" fo:padding-bottom="0.202cm" fo:padding-left="0.327cm" fo:padding-right="0.327cm"/>
    </style:style>
    <style:style style:name="gr3" style:family="graphic" style:parent-style-name="objectwithoutfill">
      <style:graphic-properties svg:stroke-width="0.102cm" svg:stroke-color="#b84747" draw:fill="none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cm" svg:stroke-color="#000000" draw:marker-start-width="0.148cm" draw:marker-end-width="0.148cm" draw:fill="solid" draw:fill-color="#e6e6e6" draw:textarea-horizontal-align="justify" draw:textarea-vertical-align="middle" draw:auto-grow-height="false" fo:padding-top="0.126cm" fo:padding-bottom="0.126cm" fo:padding-left="0.251cm" fo:padding-right="0.251cm"/>
    </style:style>
    <style:style style:name="gr5" style:family="graphic" style:parent-style-name="objectwithoutfill">
      <style:graphic-properties svg:stroke-width="0.102cm" svg:stroke-color="#b84747" draw:marker-end="Arrow" draw:fill="none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051cm" svg:stroke-color="#000000" draw:marker-start-width="0.224cm" draw:marker-end="Arrow" draw:marker-end-width="0.224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02cm" svg:stroke-color="#2300dc" draw:marker-end="" draw:fill="none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b84747" draw:marker-end="" draw:fill="none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draw:stroke="dash" draw:stroke-dash="Ultrafine_20_Dashed" svg:stroke-width="0.102cm" svg:stroke-color="#2300dc" draw:marker-end="Arrow" draw:fill="none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Ultrafine_20_Dashed" svg:stroke-width="0.051cm" svg:stroke-color="#000000" draw:marker-end="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Dashed" svg:stroke-width="0.102cm" svg:stroke-color="#2300dc" draw:marker-start-width="0.457cm" draw:marker-end="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stroke-dash="Ultrafine_20_Dashed" svg:stroke-width="0.051cm" svg:stroke-color="#000000" draw:marker-end="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Ultrafine_20_Dashed" svg:stroke-width="0.051cm" svg:stroke-color="#000000" draw:marker-end="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Ultrafine_20_Dashed" svg:stroke-width="0cm" svg:stroke-color="#000000" draw:marker-start-width="0.224cm" draw:marker-end="" draw:marker-end-width="0.224cm" draw:fill="solid" draw:fill-color="#00ae00" draw:textarea-horizontal-align="justify" draw:textarea-vertical-align="middle" draw:auto-grow-height="false" fo:padding-top="0.125cm" fo:padding-bottom="0.125cm" fo:padding-left="0.25cm" fo:padding-right="0.25cm"/>
    </style:style>
    <style:style style:name="gr15" style:family="graphic" style:parent-style-name="standard">
      <style:graphic-properties draw:stroke="solid" draw:stroke-dash="Ultrafine_20_Dashed" svg:stroke-width="0cm" svg:stroke-color="#000000" draw:marker-end="" draw:fill="solid" draw:fill-color="#808080" draw:textarea-horizontal-align="justify" draw:textarea-vertical-align="middle" draw:auto-grow-height="false" fo:padding-top="0.1cm" fo:padding-bottom="0.1cm" fo:padding-left="0.225cm" fo:padding-right="0.225cm"/>
    </style:style>
    <style:style style:name="gr16" style:family="graphic" style:parent-style-name="objectwithoutfill">
      <style:graphic-properties draw:stroke="solid" draw:stroke-dash="Ultrafine_20_Dashed" svg:stroke-width="0.102cm" svg:stroke-color="#2300dc" draw:marker-start-width="0.452cm" draw:marker-end="Arrow" draw:marker-end-width="0.452cm" draw:fill="none" draw:fill-color="#808080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draw:stroke-dash="Ultrafine_20_Dashed" svg:stroke-width="0cm" svg:stroke-color="#000000" draw:fill="solid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18" style:family="graphic" style:parent-style-name="standard">
      <style:graphic-properties draw:stroke="solid" draw:stroke-dash="Ultrafine_20_Dashed" svg:stroke-width="0.051cm" svg:stroke-color="#000000" draw:fill="solid" draw:fill-color="#ffffff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solid" draw:stroke-dash="Ultrafine_20_Dashed" svg:stroke-width="0.102cm" svg:stroke-color="#000000" draw:marker-end="" draw:fill="none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Ultrafine_20_Dashed" svg:stroke-width="0cm" svg:stroke-color="#000000" draw:marker-end="" draw:fill="solid" draw:fill-color="#ffffff" draw:textarea-horizontal-align="justify" draw:textarea-vertical-align="middle" draw:auto-grow-height="false" fo:padding-top="0.1cm" fo:padding-bottom="0.1cm" fo:padding-left="0.225cm" fo:padding-right="0.225cm"/>
    </style:style>
    <style:style style:name="gr21" style:family="graphic" style:parent-style-name="objectwithoutfill">
      <style:graphic-properties draw:stroke="solid" draw:stroke-dash="Ultrafine_20_Dashed" svg:stroke-width="0.051cm" svg:stroke-color="#000000" draw:marker-end="" draw:fill="none" draw:fill-color="#ffffff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width="0.051cm" svg:stroke-color="#000000" draw:marker-start-width="0.224cm" draw:marker-end="" draw:marker-end-width="0.224cm" draw:fill="none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4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e6e6ff" draw:textarea-horizontal-align="justify" draw:textarea-vertical-align="middle" draw:auto-grow-height="false" fo:padding-top="0.1cm" fo:padding-bottom="0.1cm" fo:padding-left="0.225cm" fo:padding-right="0.225cm"/>
    </style:style>
    <style:style style:name="gr25" style:family="graphic" style:parent-style-name="standard">
      <style:graphic-properties draw:stroke="solid" draw:stroke-dash="Ultrafine_20_Dashed" svg:stroke-width="0.051cm" svg:stroke-color="#000000" draw:marker-end="" draw:fill="solid" draw:fill-color="#804c19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94bd5e" draw:textarea-horizontal-align="justify" draw:textarea-vertical-align="middle" draw:auto-grow-height="false" fo:padding-top="0.1cm" fo:padding-bottom="0.1cm" fo:padding-left="0.225cm" fo:padding-right="0.225cm"/>
    </style:style>
    <style:style style:name="gr27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999999" draw:textarea-horizontal-align="justify" draw:textarea-vertical-align="middle" draw:auto-grow-height="false" fo:padding-top="0.1cm" fo:padding-bottom="0.1cm" fo:padding-left="0.225cm" fo:padding-right="0.225cm"/>
    </style:style>
    <style:style style:name="gr28" style:family="graphic" style:parent-style-name="standard">
      <style:graphic-properties draw:stroke="solid" draw:stroke-dash="Ultrafine_20_Dashed" svg:stroke-width="0cm" svg:stroke-color="#000000" draw:marker-start-width="0.305cm" draw:marker-end="" draw:marker-end-width="0.305cm" draw:fill="solid" draw:fill-color="#ffffff" draw:textarea-horizontal-align="left" draw:auto-grow-height="true" draw:auto-grow-width="true" fo:min-height="0cm" fo:min-width="0cm" fo:padding-top="0.1cm" fo:padding-bottom="0.1cm" fo:padding-left="0.225cm" fo:padding-right="0.2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31" style:family="graphic" style:parent-style-name="objectwithoutfill">
      <style:graphic-properties draw:stroke="dash" draw:stroke-dash="Ultrafine_20_Dashed" svg:stroke-width="0.051cm" svg:stroke-color="#2300dc" draw:marker-end="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3" style:family="graphic" style:parent-style-name="objectwithoutfill">
      <style:graphic-properties svg:stroke-color="#b84747" draw:marker-end="Arrowheads_20_4" draw:fill="none" draw:textarea-horizontal-align="center" draw:textarea-vertical-align="middle"/>
    </style:style>
    <style:style style:name="gr34" style:family="graphic" style:parent-style-name="objectwithoutfill">
      <style:graphic-properties svg:stroke-color="#2300dc" draw:fill="none" draw:textarea-horizontal-align="center" draw:textarea-vertical-align="middle"/>
    </style:style>
    <style:style style:name="gr35" style:family="graphic" style:parent-style-name="objectwithoutfill">
      <style:graphic-properties svg:stroke-color="#b84747" draw:fill="none" draw:textarea-horizontal-align="center" draw:textarea-vertical-align="middle"/>
    </style:style>
    <style:style style:name="gr36" style:family="graphic" style:parent-style-name="objectwithoutfill">
      <style:graphic-properties draw:stroke="dash" draw:stroke-dash="Ultrafine_20_Dashed" svg:stroke-width="0cm" svg:stroke-color="#2300dc" draw:fill="none" draw:textarea-horizontal-align="center" draw:textarea-vertical-align="middle" fo:padding-top="0.1cm" fo:padding-bottom="0.1cm" fo:padding-left="0.225cm" fo:padding-right="0.225cm"/>
    </style:style>
    <style:style style:name="gr37" style:family="graphic" style:parent-style-name="objectwithoutfill">
      <style:graphic-properties draw:stroke="dash" draw:stroke-dash="Ultrafine_20_Dashed" svg:stroke-width="0.051cm" svg:stroke-color="#2300dc" draw:marker-start-width="0.457cm" draw:marker-end-width="0.457cm" draw:fill="none" draw:textarea-horizontal-align="center" draw:textarea-vertical-align="middle" fo:padding-top="0.125cm" fo:padding-bottom="0.125cm" fo:padding-left="0.25cm" fo:padding-right="0.25cm"/>
    </style:style>
    <style:style style:name="gr38" style:family="graphic" style:parent-style-name="objectwithoutfill">
      <style:graphic-properties draw:stroke="dash" draw:stroke-dash="Ultrafine_20_Dashed" svg:stroke-width="0.051cm" svg:stroke-color="#2300dc" draw:marker-start-width="0.457cm" draw:marker-end="Arrowheads_20_2" draw:marker-end-width="0.457cm" draw:fill="none" draw:textarea-horizontal-align="center" draw:textarea-vertical-align="middle" fo:padding-top="0.125cm" fo:padding-bottom="0.125cm" fo:padding-left="0.25cm" fo:padding-right="0.25cm"/>
    </style:style>
    <style:style style:name="gr39" style:family="graphic" style:parent-style-name="objectwithoutfill">
      <style:graphic-properties svg:stroke-width="0.051cm" svg:stroke-color="#b84747" draw:marker-start-width="0.381cm" draw:marker-end="Arrowheads_20_4" draw:marker-end-width="0.381cm" draw:fill="none" draw:textarea-horizontal-align="center" draw:textarea-vertical-align="middle" fo:padding-top="0.125cm" fo:padding-bottom="0.125cm" fo:padding-left="0.25cm" fo:padding-right="0.25cm"/>
    </style:style>
    <style:style style:name="gr40" style:family="graphic" style:parent-style-name="standard">
      <style:graphic-properties draw:stroke="none" draw:stroke-dash="Ultrafine_20_Dashed" svg:stroke-width="0cm" svg:stroke-color="#000000"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solid" draw:stroke-dash="Ultrafine_20_Dashed" svg:stroke-width="0.051cm" svg:stroke-color="#000000" draw:marker-start-width="0.381cm" draw:marker-end-width="0.381cm" draw:fill="none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42" style:family="graphic" style:parent-style-name="standard">
      <style:graphic-properties draw:stroke="none" draw:stroke-dash="Ultrafine_20_Dashed" svg:stroke-width="0cm" svg:stroke-color="#000000" draw:marker-start-width="0.305cm" draw:marker-end="" draw:marker-end-width="0.305cm" draw:fill="none" draw:fill-color="#e6e6ff" draw:textarea-horizontal-align="justify" draw:textarea-vertical-align="middle" draw:auto-grow-height="false" fo:padding-top="0.1cm" fo:padding-bottom="0.1cm" fo:padding-left="0.225cm" fo:padding-right="0.225cm"/>
    </style:style>
    <style:style style:name="gr43" style:family="graphic" style:parent-style-name="standard">
      <style:graphic-properties draw:stroke="none" draw:stroke-dash="Ultrafine_20_Dashed" svg:stroke-width="0.051cm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draw:stroke="solid" draw:stroke-dash="Ultrafine_20_Dashed" svg:stroke-width="0.051cm" svg:stroke-color="#000000" draw:marker-start-width="0.457cm" draw:marker-end-width="0.457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45" style:family="graphic">
      <style:graphic-properties svg:stroke-width="0.05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>
      <style:graphic-properties svg:stroke-width="0.051cm" svg:stroke-color="#000000" draw:marker-start-width="0.224cm" draw:marker-end-width="0.224cm" draw:fill="solid" draw:fill-color="#e6e6e6" draw:textarea-horizontal-align="justify" draw:textarea-vertical-align="middle" draw:auto-grow-height="false" fo:padding-top="0.151cm" fo:padding-bottom="0.151cm" fo:padding-left="0.276cm" fo:padding-right="0.276cm"/>
    </style:style>
    <style:style style:name="gr47" style:family="graphic">
      <style:graphic-properties svg:stroke-width="0.051cm" svg:stroke-color="#000000" draw:marker-start-width="0.224cm" draw:marker-end="Arrow" draw:marker-end-width="0.224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48" style:family="graphic">
      <style:graphic-properties draw:stroke="solid" draw:stroke-dash="Ultrafine_20_Dashed" svg:stroke-width="0.051cm" svg:stroke-color="#000000" draw:marker-end="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draw:stroke="solid" draw:stroke-dash="Ultrafine_20_Dashed" svg:stroke-width="0.025cm" svg:stroke-color="#000000" draw:marker-start-width="0.418cm" draw:marker-end="" draw:marker-end-width="0.418cm" draw:fill="solid" draw:fill-color="#ffffff" draw:textarea-horizontal-align="justify" draw:textarea-vertical-align="middle" draw:auto-grow-height="false" fo:padding-top="0.112cm" fo:padding-bottom="0.112cm" fo:padding-left="0.237cm" fo:padding-right="0.237cm"/>
    </style:style>
    <style:style style:name="gr50" style:family="graphic" style:parent-style-name="standard">
      <style:graphic-properties draw:stroke="solid" draw:stroke-dash="Ultrafine_20_Dashed" svg:stroke-width="0.051cm" svg:stroke-color="#000000" draw:marker-end="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>
      <style:graphic-properties draw:stroke="solid" draw:stroke-dash="Ultrafine_20_Dashed" svg:stroke-width="0.025cm" svg:stroke-color="#000000" draw:marker-start-width="0.342cm" draw:marker-end="" draw:marker-end-width="0.342cm" draw:fill="solid" draw:fill-color="#e6e6ff" draw:textarea-horizontal-align="justify" draw:textarea-vertical-align="middle" draw:auto-grow-height="false" fo:padding-top="0.112cm" fo:padding-bottom="0.112cm" fo:padding-left="0.237cm" fo:padding-right="0.237cm"/>
    </style:style>
    <style:style style:name="gr52" style:family="graphic" style:parent-style-name="standard">
      <style:graphic-properties draw:stroke="solid" draw:stroke-dash="Ultrafine_20_Dashed" svg:stroke-width="0.025cm" svg:stroke-color="#000000" draw:marker-start-width="0.342cm" draw:marker-end="" draw:marker-end-width="0.342cm" draw:fill="solid" draw:fill-color="#94bd5e" draw:textarea-horizontal-align="justify" draw:textarea-vertical-align="middle" draw:auto-grow-height="false" fo:padding-top="0.112cm" fo:padding-bottom="0.112cm" fo:padding-left="0.237cm" fo:padding-right="0.237cm"/>
    </style:style>
    <style:style style:name="gr53" style:family="graphic" style:parent-style-name="standard">
      <style:graphic-properties draw:stroke="solid" draw:stroke-dash="Ultrafine_20_Dashed" svg:stroke-width="0.025cm" svg:stroke-color="#000000" draw:marker-start-width="0.342cm" draw:marker-end="" draw:marker-end-width="0.342cm" draw:fill="solid" draw:fill-color="#999999" draw:textarea-horizontal-align="justify" draw:textarea-vertical-align="middle" draw:auto-grow-height="false" fo:padding-top="0.112cm" fo:padding-bottom="0.112cm" fo:padding-left="0.237cm" fo:padding-right="0.237cm"/>
    </style:style>
    <style:style style:name="gr54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text-properties fo:font-size="8pt" fo:font-style="italic" style:font-size-asian="8pt" style:font-style-asian="italic" style:font-size-complex="8pt" style:font-style-complex="italic"/>
    </style:style>
    <style:style style:name="P8" style:family="paragraph">
      <style:text-properties fo:font-size="11pt"/>
    </style:style>
    <style:style style:name="P9" style:family="paragraph">
      <style:paragraph-properties fo:text-align="center"/>
      <style:text-properties fo:font-size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9.495cm" draw:transform="rotate (-3.14159265358979) translate (10.525cm 12.43cm)">
          <text:p/>
          <draw:enhanced-geometry svg:viewBox="0 0 21600 21600" draw:glue-points="?f6 10800 10800 21600 ?f5 10800 10800 0" draw:text-areas="?f3 ?f3 ?f4 ?f4" draw:type="trapezoid" draw:modifiers="7751.521511017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10.525cm" svg:y1="6.11cm" svg:x2="4.175cm" svg:y2="6.11cm">
          <text:p/>
        </draw:line>
        <draw:line draw:style-name="gr2" draw:text-style-name="P1" draw:layer="layout" svg:x1="10.525cm" svg:y1="10.575cm" svg:x2="4.175cm" svg:y2="10.555cm">
          <text:p/>
        </draw:line>
        <draw:path draw:style-name="gr3" draw:text-style-name="P1" draw:layer="layout" svg:width="18.414cm" svg:height="1.587cm" svg:x="4.81cm" svg:y="10.807cm" svg:viewBox="0 0 18415 1588" svg:d="m0 0c1746 0 5873 0 5873 0l2382 1588h10160">
          <text:p/>
        </draw:path>
        <draw:custom-shape draw:style-name="gr4" draw:text-style-name="P1" draw:layer="layout" svg:width="1.905cm" svg:height="1.905cm" draw:transform="rotate (1.5707963267949) translate (23.225cm 13.382cm)">
          <text:p text:style-name="P1"/>
          <draw:enhanced-geometry svg:viewBox="0 0 21600 21600" draw:glue-points="?f6 10800 10800 21600 ?f5 10800 10800 0" draw:text-areas="?f3 ?f3 ?f4 ?f4" draw:type="trapezoid" draw:modifiers="3901.7709563164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" draw:text-style-name="P1" draw:layer="layout" svg:x1="25.13cm" svg:y1="12.36cm" svg:x2="26.4cm" svg:y2="12.36cm">
          <text:p/>
        </draw:line>
        <draw:custom-shape draw:style-name="gr6" draw:text-style-name="P1" draw:layer="layout" svg:width="2.558cm" svg:height="2.558cm" svg:x="19.397cm" svg:y="9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3.174cm" svg:height="3.809cm" svg:x="20.685cm" svg:y="10.525cm" svg:viewBox="0 0 3175 3810" draw:points="0,0 0,3810 3175,3810">
          <text:p/>
        </draw:polyline>
        <draw:line draw:style-name="gr8" draw:text-style-name="P1" draw:layer="layout" svg:x1="20.685cm" svg:y1="8.585cm" svg:x2="20.685cm" svg:y2="9.378cm">
          <text:p/>
        </draw:line>
        <draw:line draw:style-name="gr8" draw:text-style-name="P1" draw:layer="layout" svg:x1="18.78cm" svg:y1="12.395cm" svg:x2="18.78cm" svg:y2="10.49cm">
          <text:p/>
        </draw:line>
        <draw:line draw:style-name="gr8" draw:text-style-name="P1" draw:layer="layout" svg:x1="19.514cm" svg:y1="10.49cm" svg:x2="18.721cm" svg:y2="10.49cm">
          <text:p/>
        </draw:line>
        <draw:line draw:style-name="gr9" draw:text-style-name="P1" draw:layer="layout" svg:x1="20.685cm" svg:y1="10.49cm" svg:x2="19.415cm" svg:y2="10.49cm">
          <text:p/>
        </draw:line>
        <draw:custom-shape draw:style-name="gr10" draw:text-style-name="P1" draw:layer="layout" svg:width="0.635cm" svg:height="0.318cm" svg:x="4.175cm" svg:y="10.731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0.685cm" svg:y1="11.442cm" svg:x2="20.685cm" svg:y2="10.49cm">
          <text:p/>
        </draw:line>
        <draw:frame draw:style-name="gr12" draw:text-style-name="P2" draw:layer="layout" svg:width="1.454cm" svg:height="0.737cm" draw:transform="rotate (1.5707963267949) translate (20.586cm 11.875cm)">
          <draw:text-box>
            <text:p><text:span text:style-name="T1">COM</text:span></text:p>
          </draw:text-box>
        </draw:frame>
        <draw:frame draw:style-name="gr12" draw:text-style-name="P2" draw:layer="layout" svg:width="1.111cm" svg:height="0.737cm" svg:x="20.526cm" svg:y="8.641cm">
          <draw:text-box>
            <text:p><text:span text:style-name="T1">NC</text:span></text:p>
          </draw:text-box>
        </draw:frame>
        <draw:frame draw:style-name="gr12" draw:text-style-name="P2" draw:layer="layout" svg:width="1.136cm" svg:height="0.737cm" svg:x="18.462cm" svg:y="9.855cm">
          <draw:text-box>
            <text:p><text:span text:style-name="T1">NO</text:span></text:p>
          </draw:text-box>
        </draw:frame>
        <draw:g>
          <draw:custom-shape draw:style-name="gr13" draw:text-style-name="P1" draw:layer="layout" svg:width="3.81cm" svg:height="1.587cm" svg:x="21.955cm" svg:y="15.6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3.265cm" svg:height="0.132cm" svg:x="22.227cm" svg:y="16.795cm">
            <text:p/>
            <draw:enhanced-geometry svg:viewBox="0 0 21600 21600" draw:glue-points="?f6 10800 10800 21600 ?f5 10800 10800 0" draw:text-areas="?f3 ?f3 ?f4 ?f4" draw:type="trapezoid" draw:modifiers="2206.1336254107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1" draw:layer="layout" svg:width="0.136cm" svg:height="0.133cm" svg:x="22.532cm" svg:y="16.4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1" draw:layer="layout" svg:x1="23.225cm" svg:y1="14.335cm" svg:x2="23.225cm" svg:y2="15.605cm">
          <text:p/>
        </draw:line>
        <draw:g>
          <draw:custom-shape draw:style-name="gr17" draw:text-style-name="P3" draw:layer="layout" svg:width="2.381cm" svg:height="0.318cm" draw:transform="rotate (-0.793601210881822) translate (4.422cm 3.15cm)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953cm" svg:height="0.635cm" draw:transform="rotate (-0.793601210881822) translate (6.205cm 4.73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0.635cm" svg:height="0.635cm" draw:transform="rotate (0.777195115913075) translate (3.637cm 3.03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2" draw:text-style-name="P1" draw:layer="layout" svg:x1="10.525cm" svg:y1="9.285cm" svg:x2="4.175cm" svg:y2="2.935cm">
          <text:p/>
        </draw:line>
        <draw:path draw:style-name="gr3" draw:text-style-name="P1" draw:layer="layout" svg:width="17.938cm" svg:height="9.559cm" svg:x="4.651cm" svg:y="2.87cm" svg:viewBox="0 0 17939 9560" svg:d="m0 0c5080 4921 7144 8890 9049 8890h3810l1270-3140h3810v3810">
          <text:p/>
        </draw:path>
        <draw:g>
          <draw:custom-shape draw:style-name="gr10" draw:text-style-name="P1" draw:layer="layout" svg:width="0.635cm" svg:height="0.318cm" draw:transform="rotate (-0.743161195499186) translate (4.32cm 2.3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1" draw:layer="layout" svg:x1="4.213cm" svg:y1="2.464cm" svg:x2="3.863cm" svg:y2="2.141cm">
            <text:p/>
          </draw:line>
          <draw:line draw:style-name="gr19" draw:text-style-name="P1" draw:layer="layout" svg:x1="3.54cm" svg:y1="2.492cm" svg:x2="3.862cm" svg:y2="2.142cm">
            <text:p/>
          </draw:line>
        </draw:g>
        <draw:line draw:style-name="gr19" draw:text-style-name="P1" draw:layer="layout" svg:x1="4.175cm" svg:y1="10.891cm" svg:x2="3.699cm" svg:y2="10.89cm">
          <text:p/>
        </draw:line>
        <draw:line draw:style-name="gr19" draw:text-style-name="P1" draw:layer="layout" svg:x1="3.698cm" svg:y1="11.366cm" svg:x2="3.699cm" svg:y2="10.891cm">
          <text:p/>
        </draw:line>
        <draw:g>
          <draw:custom-shape draw:style-name="gr20" draw:text-style-name="P1" draw:layer="layout" svg:width="2.373cm" svg:height="0.216cm" svg:x="3.865cm" svg:y="5.81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648cm" svg:height="0.433cm" svg:x="3.648cm" svg:y="5.3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" draw:layer="layout" svg:x1="3.648cm" svg:y1="5.429cm" svg:x2="3.001cm" svg:y2="4.998cm">
            <text:p/>
          </draw:line>
          <draw:line draw:style-name="gr21" draw:text-style-name="P1" draw:layer="layout" svg:x1="2.785cm" svg:y1="5.429cm" svg:x2="3.001cm" svg:y2="4.998cm">
            <text:p/>
          </draw:line>
          <draw:line draw:style-name="gr21" draw:text-style-name="P1" draw:layer="layout" svg:x1="3.217cm" svg:y1="5.429cm" svg:x2="3.001cm" svg:y2="4.998cm">
            <text:p/>
          </draw:line>
          <draw:line draw:style-name="gr21" draw:text-style-name="P1" draw:layer="layout" svg:x1="3.001cm" svg:y1="5.429cm" svg:x2="3.001cm" svg:y2="4.998cm">
            <text:p/>
          </draw:line>
          <draw:line draw:style-name="gr21" draw:text-style-name="P1" draw:layer="layout" svg:x1="3.65cm" svg:y1="5.77cm" svg:x2="3.003cm" svg:y2="6.201cm">
            <text:p/>
          </draw:line>
          <draw:line draw:style-name="gr21" draw:text-style-name="P1" draw:layer="layout" svg:x1="2.787cm" svg:y1="5.77cm" svg:x2="3.003cm" svg:y2="6.201cm">
            <text:p/>
          </draw:line>
          <draw:line draw:style-name="gr21" draw:text-style-name="P1" draw:layer="layout" svg:x1="3.219cm" svg:y1="5.77cm" svg:x2="3.003cm" svg:y2="6.201cm">
            <text:p/>
          </draw:line>
          <draw:line draw:style-name="gr21" draw:text-style-name="P1" draw:layer="layout" svg:x1="3.003cm" svg:y1="5.77cm" svg:x2="3.003cm" svg:y2="6.201cm">
            <text:p/>
          </draw:line>
        </draw:g>
        <draw:g>
          <draw:custom-shape draw:style-name="gr22" draw:text-style-name="P1" draw:layer="layout" svg:width="0.281cm" svg:height="0.653cm" draw:transform="rotate (-2.32250963562885) translate (3.988cm 5.97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0" draw:text-style-name="P1" draw:layer="layout" svg:width="0.221cm" svg:height="0.221cm" draw:transform="skewX (-0.00453785605518527) rotate (0.819083017960939) translate (3.196cm 5.5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281cm" svg:height="0.746cm" draw:transform="rotate (0.819083017960939) translate (3.796cm 6.176cm)">
            <text:p/>
            <draw:enhanced-geometry svg:viewBox="0 0 21600 21600" draw:type="rectangle" draw:enhanced-path="M 0 0 L 21600 0 21600 21600 0 21600 0 0 Z N"/>
          </draw:custom-shape>
        </draw:g>
        <draw:frame draw:style-name="gr23" draw:layer="layout" svg:width="12.228cm" svg:height="4.994cm" svg:x="13.7cm" svg:y="1.63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4" draw:text-style-name="P4" draw:layer="layout" svg:width="0.635cm" svg:height="0.635cm" svg:x="1.952cm" svg:y="4.998cm">
          <text:p text:style-name="P1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3.698cm" svg:y="6.397cm">
          <text:p text:style-name="P1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4.492cm" svg:y="1.823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4.333cm" svg:y="11.207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1.102cm" svg:y="9.696cm">
          <text:p text:style-name="P1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3.701cm" svg:y="12.112cm">
          <text:p text:style-name="P1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3.701cm" svg:y="15.922cm">
          <text:p text:style-name="P1"><text:span text:style-name="T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13.223cm" svg:y="11.001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2.54cm" svg:height="1.27cm" svg:x="18.78cm" svg:y="15.922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27cm" svg:height="0.318cm" svg:x="19.415cm" svg:y="16.23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" draw:layer="layout" svg:width="0.318cm" svg:height="0.318cm" svg:x="20.208cm" svg:y="1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" draw:layer="layout" svg:width="0.318cm" svg:height="0.318cm" svg:x="20.685cm" svg:y="1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4" draw:layer="layout" svg:width="0.635cm" svg:height="0.635cm" svg:x="19.573cm" svg:y="16.398cm">
          <text:p text:style-name="P1"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0.685cm" svg:y1="13.7cm" svg:x2="20.685cm" svg:y2="15.922cm">
          <text:p/>
        </draw:line>
        <draw:frame draw:style-name="gr28" draw:text-style-name="P2" draw:layer="layout" svg:width="7.166cm" svg:height="1.945cm" svg:x="17.668cm" svg:y="18.145cm">
          <draw:text-box>
            <text:p><text:span text:style-name="T1">Gradient sampler block diagram</text:span></text:p>
            <text:p><text:span text:style-name="T1"><text:file-name text:display="name-and-extension"/></text:span></text:p>
            <text:p><text:span text:style-name="T1">Last saved: </text:span><text:span text:style-name="T1"><text:date style:data-style-name="D5" text:date-value="2014-03-20"/></text:span><text:span text:style-name="T1"> </text:span></text:p>
            <text:p><text:span text:style-name="T1">Patrick O'Keeffe &lt;pokeeffe@wsu.edu&gt;</text:span></text:p>
          </draw:text-box>
        </draw:frame>
        <draw:frame draw:style-name="gr29" draw:text-style-name="P5" draw:layer="layout" svg:width="3.139cm" svg:height="0.729cm" svg:x="5.639cm" svg:y="10.872cm">
          <draw:text-box>
            <text:p><text:span text:style-name="T3">"Bottom" level</text:span></text:p>
          </draw:text-box>
        </draw:frame>
        <draw:frame draw:style-name="gr29" draw:text-style-name="P5" draw:layer="layout" svg:width="2.492cm" svg:height="0.729cm" svg:x="5.175cm" svg:y="2.428cm">
          <draw:text-box>
            <text:p><text:span text:style-name="T3">"Top" level</text:span></text:p>
          </draw:text-box>
        </draw:frame>
        <draw:frame draw:style-name="gr30" draw:text-style-name="P5" draw:layer="layout" svg:width="3.81cm" svg:height="1.27cm" svg:x="1.476cm" svg:y="7.538cm">
          <draw:text-box>
            <text:p><text:span text:style-name="T3">Optional "middle" level omitted</text:span></text:p>
          </draw:text-box>
        </draw:frame>
        <draw:line draw:style-name="gr31" draw:text-style-name="P1" draw:layer="layout" svg:x1="20.685cm" svg:y1="9.378cm" svg:x2="20.685cm" svg:y2="10.491cm">
          <text:p/>
        </draw:line>
        <draw:custom-shape draw:style-name="gr32" draw:text-style-name="P1" draw:layer="layout" svg:width="1.905cm" svg:height="1.905cm" svg:x="4.81cm" svg:y="1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" draw:layer="layout" svg:x1="1.635cm" svg:y1="15.594cm" svg:x2="7.35cm" svg:y2="15.594cm">
          <text:p/>
        </draw:line>
        <draw:custom-shape draw:style-name="gr32" draw:text-style-name="P1" draw:layer="layout" svg:width="1.905cm" svg:height="1.93cm" svg:x="2.905cm" svg:y="15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" draw:layer="layout" svg:x1="5.762cm" svg:y1="19.086cm" svg:x2="5.762cm" svg:y2="18.292cm">
          <text:p/>
        </draw:line>
        <draw:line draw:style-name="gr35" draw:text-style-name="P1" draw:layer="layout" svg:x1="2.27cm" svg:y1="16.229cm" svg:x2="3.063cm" svg:y2="16.228cm">
          <text:p/>
        </draw:line>
        <draw:line draw:style-name="gr33" draw:text-style-name="P1" draw:layer="layout" svg:x1="1.635cm" svg:y1="14.959cm" svg:x2="7.35cm" svg:y2="14.959cm">
          <text:p/>
        </draw:line>
        <draw:line draw:style-name="gr34" draw:text-style-name="P1" draw:layer="layout" svg:x1="3.857cm" svg:y1="17.498cm" svg:x2="3.857cm" svg:y2="17.022cm">
          <text:p/>
        </draw:line>
        <draw:line draw:style-name="gr34" draw:text-style-name="P1" draw:layer="layout" svg:x1="3.857cm" svg:y1="17.498cm" svg:x2="4.968cm" svg:y2="17.498cm">
          <text:p/>
        </draw:line>
        <draw:line draw:style-name="gr36" draw:text-style-name="P1" draw:layer="layout" svg:x1="5.762cm" svg:y1="17.498cm" svg:x2="5.762cm" svg:y2="16.704cm">
          <text:p/>
        </draw:line>
        <draw:line draw:style-name="gr36" draw:text-style-name="P1" draw:layer="layout" svg:x1="3.857cm" svg:y1="16.228cm" svg:x2="3.857cm" svg:y2="15.434cm">
          <text:p/>
        </draw:line>
        <draw:line draw:style-name="gr37" draw:text-style-name="P1" draw:layer="layout" svg:x1="3.857cm" svg:y1="16.228cm" svg:x2="3.857cm" svg:y2="17.022cm">
          <text:p/>
        </draw:line>
        <draw:line draw:style-name="gr37" draw:text-style-name="P1" draw:layer="layout" svg:x1="5.762cm" svg:y1="17.498cm" svg:x2="5.762cm" svg:y2="18.292cm">
          <text:p/>
        </draw:line>
        <draw:line draw:style-name="gr38" draw:text-style-name="P1" draw:layer="layout" svg:x1="5.762cm" svg:y1="17.5cm" svg:x2="4.81cm" svg:y2="17.498cm">
          <text:p/>
        </draw:line>
        <draw:line draw:style-name="gr39" draw:text-style-name="P1" draw:layer="layout" svg:x1="1.635cm" svg:y1="14.324cm" svg:x2="7.35cm" svg:y2="14.324cm">
          <text:p/>
        </draw:line>
        <draw:line draw:style-name="gr38" draw:text-style-name="P1" draw:layer="layout" svg:x1="3.857cm" svg:y1="16.228cm" svg:x2="2.905cm" svg:y2="16.228cm">
          <text:p/>
        </draw:line>
        <draw:line draw:style-name="gr35" draw:text-style-name="P1" draw:layer="layout" svg:x1="2.271cm" svg:y1="16.23cm" svg:x2="2.27cm" svg:y2="15.594cm">
          <text:p/>
        </draw:line>
        <draw:custom-shape draw:style-name="gr40" draw:text-style-name="P1" draw:layer="layout" svg:width="0.318cm" svg:height="0.317cm" svg:x="5.603cm" svg:y="15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0.318cm" svg:height="0.317cm" svg:x="3.703cm" svg:y="14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" draw:layer="layout" svg:x1="3.857cm" svg:y1="15.434cm" svg:x2="3.857cm" svg:y2="14.335cm">
          <text:p/>
        </draw:line>
        <draw:line draw:style-name="gr35" draw:text-style-name="P1" draw:layer="layout" svg:x1="5.762cm" svg:y1="16.705cm" svg:x2="5.762cm" svg:y2="14.97cm">
          <text:p/>
        </draw:line>
        <draw:custom-shape draw:style-name="gr41" draw:text-style-name="P1" draw:layer="layout" svg:width="5.715cm" svg:height="5.397cm" svg:x="1.635cm" svg:y="13.68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635cm" svg:height="0.635cm" svg:x="4.81cm" svg:y="17.975cm">
          <text:p text:style-name="P1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2.905cm" svg:y="16.864cm">
          <text:p text:style-name="P1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635cm" svg:height="0.635cm" svg:x="4.016cm" svg:y="15.594cm">
          <text:p text:style-name="P1"><text:span text:style-name="T2">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635cm" svg:height="0.635cm" svg:x="5.921cm" svg:y="16.864cm">
          <text:p text:style-name="P1"><text:span text:style-name="T2">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" draw:layer="layout" svg:width="5.116cm" svg:height="0.645cm" svg:x="1.916cm" svg:y="19.087cm">
          <draw:text-box>
            <text:p><text:span text:style-name="T4">Alternate 3 level configuration</text:span></text:p>
          </draw:text-box>
        </draw:frame>
        <draw:frame draw:style-name="gr23" draw:layer="layout" svg:width="4.132cm" svg:height="1.813cm" svg:x="9.096cm" svg:y="13.8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layer="layout" svg:width="5.38cm" svg:height="2.72cm" svg:x="8.996cm" svg:y="16.59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3" draw:text-style-name="P7" draw:layer="layout" svg:width="0.963cm" svg:height="0.573cm" svg:x="1.635cm" svg:y="13.858cm">
          <draw:text-box>
            <text:p><text:span text:style-name="T5">Top</text:span></text:p>
          </draw:text-box>
        </draw:frame>
        <draw:frame draw:style-name="gr43" draw:text-style-name="P7" draw:layer="layout" svg:width="1.336cm" svg:height="0.573cm" svg:x="1.569cm" svg:y="14.493cm">
          <draw:text-box>
            <text:p><text:span text:style-name="T5">Middle</text:span></text:p>
          </draw:text-box>
        </draw:frame>
        <draw:frame draw:style-name="gr43" draw:text-style-name="P7" draw:layer="layout" svg:width="1.399cm" svg:height="0.573cm" svg:x="1.506cm" svg:y="15.128cm">
          <draw:text-box>
            <text:p><text:span text:style-name="T5">Bottom</text:span></text:p>
          </draw:text-box>
        </draw:frame>
        <draw:g>
          <draw:custom-shape draw:style-name="gr17" draw:text-style-name="P3" draw:layer="layout" svg:width="2.381cm" svg:height="0.318cm" svg:x="4.074cm" svg:y="10.20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953cm" svg:height="0.635cm" svg:x="6.455cm" svg:y="10.0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3" draw:layer="layout" svg:width="0.635cm" svg:height="0.635cm" draw:transform="rotate (1.5707963267949) translate (3.439cm 10.68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4" draw:text-style-name="P4" draw:layer="layout" svg:width="0.635cm" svg:height="0.635cm" svg:x="5.286cm" svg:y="4.81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5.921cm" svg:y="9.731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11.318cm" svg:y="11.636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draw:layer="layout" svg:width="0.635cm" svg:height="0.635cm" svg:x="4.492cm" svg:y="14.017cm">
          <text:p text:style-name="P1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953cm" svg:height="1.27cm" draw:transform="rotate (1.5707963267949) translate (23.86cm 14.811cm)">
          <text:p/>
          <draw:enhanced-geometry svg:viewBox="0 0 21600 21600" draw:glue-points="?f6 10800 10800 21600 ?f5 10800 10800 0" draw:text-areas="?f3 ?f3 ?f4 ?f4" draw:type="trapezoid" draw:modifiers="3901.7709563164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1" draw:layer="layout" svg:x1="25.13cm" svg:y1="14.335cm" svg:x2="26.4cm" svg:y2="14.335cm">
          <text:p/>
        </draw:line>
        <draw:custom-shape draw:style-name="gr24" draw:text-style-name="P4" draw:layer="layout" svg:width="0.635cm" svg:height="0.635cm" svg:x="24.177cm" svg:y="14.335cm">
          <text:p text:style-name="P1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5" draw:text-style-name="P1" draw:layer="layout" svg:x1="17.545cm" svg:y1="7.985cm" svg:x2="20.685cm" svg:y2="7.985cm">
          <text:p/>
        </draw:line>
        <draw:g>
          <draw:custom-shape draw:style-name="gr44" draw:text-style-name="P3" draw:layer="layout" svg:width="2.381cm" svg:height="0.318cm" svg:x="8.143cm" svg:y="10.04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953cm" svg:height="0.635cm" svg:x="10.524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3" draw:layer="layout" svg:width="0.635cm" svg:height="0.635cm" draw:transform="rotate (1.5707963267949) translate (7.508cm 10.52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44" draw:text-style-name="P3" draw:layer="layout" svg:width="2.381cm" svg:height="0.318cm" draw:transform="rotate (-0.00820304748437397) translate (8.142cm 5.4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3" draw:layer="layout" svg:width="0.953cm" svg:height="0.635cm" draw:transform="rotate (-0.00820304748437397) translate (10.524cm 5.278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3" draw:layer="layout" svg:width="0.635cm" svg:height="0.635cm" draw:transform="rotate (1.56259327931052) translate (7.503cm 5.889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45" draw:text-style-name="P1" draw:layer="Layout" svg:width="1.27cm" svg:height="9.495cm" draw:transform="rotate (-3.14159265358979) translate (10.525cm 12.43cm)">
          <text:p/>
          <draw:enhanced-geometry svg:viewBox="0 0 21600 21600" draw:glue-points="?f6 10800 10800 21600 ?f5 10800 10800 0" draw:text-areas="?f3 ?f3 ?f4 ?f4" draw:type="trapezoid" draw:modifiers="7751.5215110178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10.525cm" svg:y1="6.11cm" svg:x2="5.445cm" svg:y2="6.08cm">
          <text:p/>
        </draw:line>
        <draw:line draw:style-name="gr2" draw:text-style-name="P1" draw:layer="layout" svg:x1="10.525cm" svg:y1="10.575cm" svg:x2="4.81cm" svg:y2="10.525cm">
          <text:p/>
        </draw:line>
        <draw:path draw:style-name="gr3" draw:text-style-name="P1" draw:layer="layout" svg:width="8.095cm" svg:height="1.746cm" svg:x="5.286cm" svg:y="10.683cm" svg:viewBox="0 0 8096 1747" svg:d="m0 0c1746 0 5397 124 5397 124l1747 1623h952">
          <text:p/>
        </draw:path>
        <draw:custom-shape draw:style-name="gr46" draw:text-style-name="P1" draw:layer="Layout" svg:width="1.905cm" svg:height="1.905cm" draw:transform="rotate (1.5707963267949) translate (17.986cm 8.937cm)">
          <text:p/>
          <draw:enhanced-geometry svg:viewBox="0 0 21600 21600" draw:glue-points="?f6 10800 10800 21600 ?f5 10800 10800 0" draw:text-areas="?f3 ?f3 ?f4 ?f4" draw:type="trapezoid" draw:modifiers="3901.7709563164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7" draw:text-style-name="P1" draw:layer="Layout" svg:width="2.558cm" svg:height="2.558cm" svg:x="14.635cm" svg:y="6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3.174cm" svg:height="2.539cm" svg:x="15.923cm" svg:y="7.985cm" svg:viewBox="0 0 3175 2540" draw:points="0,0 0,2540 3175,2540">
          <text:p/>
        </draw:polyline>
        <draw:line draw:style-name="gr8" draw:text-style-name="P1" draw:layer="layout" svg:x1="15.923cm" svg:y1="6.08cm" svg:x2="15.923cm" svg:y2="6.715cm">
          <text:p/>
        </draw:line>
        <draw:line draw:style-name="gr8" draw:text-style-name="P1" draw:layer="layout" svg:x1="13.382cm" svg:y1="12.43cm" svg:x2="13.7cm" svg:y2="9.89cm">
          <text:p/>
        </draw:line>
        <draw:line draw:style-name="gr8" draw:text-style-name="P1" draw:layer="layout" svg:x1="14.752cm" svg:y1="7.985cm" svg:x2="14.335cm" svg:y2="7.985cm">
          <text:p/>
        </draw:line>
        <draw:line draw:style-name="gr9" draw:text-style-name="P1" draw:layer="layout" svg:x1="15.923cm" svg:y1="7.985cm" svg:x2="14.653cm" svg:y2="7.985cm">
          <text:p/>
        </draw:line>
        <draw:custom-shape draw:style-name="gr48" draw:text-style-name="P1" draw:layer="Layout" svg:width="0.635cm" svg:height="0.318cm" svg:x="4.968cm" svg:y="10.525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5.923cm" svg:y1="8.937cm" svg:x2="15.923cm" svg:y2="7.985cm">
          <text:p/>
        </draw:line>
        <draw:frame draw:style-name="gr12" draw:text-style-name="P2" draw:layer="layout" svg:width="1.454cm" svg:height="0.737cm" draw:transform="rotate (1.5707963267949) translate (15.824cm 9.37cm)">
          <draw:text-box>
            <text:p text:style-name="P8"><text:span text:style-name="T1">COM</text:span></text:p>
          </draw:text-box>
        </draw:frame>
        <draw:frame draw:style-name="gr12" draw:text-style-name="P2" draw:layer="layout" svg:width="1.111cm" svg:height="0.737cm" svg:x="15.764cm" svg:y="6.136cm">
          <draw:text-box>
            <text:p text:style-name="P8"><text:span text:style-name="T1">NC</text:span></text:p>
          </draw:text-box>
        </draw:frame>
        <draw:frame draw:style-name="gr12" draw:text-style-name="P2" draw:layer="layout" svg:width="1.136cm" svg:height="0.737cm" svg:x="13.7cm" svg:y="7.35cm">
          <draw:text-box>
            <text:p text:style-name="P8"><text:span text:style-name="T1">NO</text:span></text:p>
          </draw:text-box>
        </draw:frame>
        <draw:g>
          <draw:custom-shape draw:style-name="gr13" draw:text-style-name="P1" draw:layer="layout" svg:width="3.81cm" svg:height="1.587cm" svg:x="16.875cm" svg:y="11.7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3.265cm" svg:height="0.132cm" svg:x="17.147cm" svg:y="12.985cm">
            <text:p/>
            <draw:enhanced-geometry svg:viewBox="0 0 21600 21600" draw:glue-points="?f6 10800 10800 21600 ?f5 10800 10800 0" draw:text-areas="?f3 ?f3 ?f4 ?f4" draw:type="trapezoid" draw:modifiers="2206.1336254107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1" draw:layer="layout" svg:width="0.136cm" svg:height="0.133cm" svg:x="17.452cm" svg:y="12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1" draw:layer="layout" svg:x1="17.793cm" svg:y1="10.525cm" svg:x2="17.793cm" svg:y2="11.795cm">
          <text:p/>
        </draw:line>
        <draw:line draw:style-name="gr19" draw:text-style-name="P1" draw:layer="layout" svg:x1="4.968cm" svg:y1="10.685cm" svg:x2="4.492cm" svg:y2="10.684cm">
          <text:p/>
        </draw:line>
        <draw:line draw:style-name="gr19" draw:text-style-name="P1" draw:layer="layout" svg:x1="4.491cm" svg:y1="11.16cm" svg:x2="4.492cm" svg:y2="10.685cm">
          <text:p/>
        </draw:line>
        <draw:g>
          <draw:custom-shape draw:style-name="gr49" draw:text-style-name="P1" draw:layer="layout" svg:width="1.738cm" svg:height="0.216cm" svg:x="5.294cm" svg:y="5.788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" draw:layer="layout" svg:width="0.648cm" svg:height="0.433cm" svg:x="5.077cm" svg:y="5.3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1" draw:text-style-name="P1" draw:layer="layout" svg:x1="5.077cm" svg:y1="5.399cm" svg:x2="4.43cm" svg:y2="4.968cm">
            <text:p/>
          </draw:line>
          <draw:line draw:style-name="gr21" draw:text-style-name="P1" draw:layer="layout" svg:x1="4.214cm" svg:y1="5.399cm" svg:x2="4.43cm" svg:y2="4.968cm">
            <text:p/>
          </draw:line>
          <draw:line draw:style-name="gr21" draw:text-style-name="P1" draw:layer="layout" svg:x1="4.646cm" svg:y1="5.399cm" svg:x2="4.43cm" svg:y2="4.968cm">
            <text:p/>
          </draw:line>
          <draw:line draw:style-name="gr21" draw:text-style-name="P1" draw:layer="layout" svg:x1="4.43cm" svg:y1="5.399cm" svg:x2="4.43cm" svg:y2="4.968cm">
            <text:p/>
          </draw:line>
          <draw:line draw:style-name="gr21" draw:text-style-name="P1" draw:layer="layout" svg:x1="5.079cm" svg:y1="5.74cm" svg:x2="4.432cm" svg:y2="6.171cm">
            <text:p/>
          </draw:line>
          <draw:line draw:style-name="gr21" draw:text-style-name="P1" draw:layer="layout" svg:x1="4.216cm" svg:y1="5.74cm" svg:x2="4.432cm" svg:y2="6.171cm">
            <text:p/>
          </draw:line>
          <draw:line draw:style-name="gr21" draw:text-style-name="P1" draw:layer="layout" svg:x1="4.648cm" svg:y1="5.74cm" svg:x2="4.432cm" svg:y2="6.171cm">
            <text:p/>
          </draw:line>
          <draw:line draw:style-name="gr21" draw:text-style-name="P1" draw:layer="layout" svg:x1="4.432cm" svg:y1="5.74cm" svg:x2="4.432cm" svg:y2="6.171cm">
            <text:p/>
          </draw:line>
        </draw:g>
        <draw:line draw:style-name="gr2" draw:text-style-name="P1" draw:layer="layout" svg:x1="10.525cm" svg:y1="9.285cm" svg:x2="4.81cm" svg:y2="2.905cm">
          <text:p/>
        </draw:line>
        <draw:path draw:style-name="gr3" draw:text-style-name="P1" draw:layer="layout" svg:width="12.382cm" svg:height="8.254cm" svg:x="5.127cm" svg:y="2.905cm" svg:viewBox="0 0 12383 8255" svg:d="m0 0c4604 5080 5239 6667 7303 8255h635l635-5080h3810v3810">
          <text:p/>
        </draw:path>
        <draw:g>
          <draw:custom-shape draw:style-name="gr50" draw:text-style-name="P1" draw:layer="layout" svg:width="0.635cm" svg:height="0.318cm" draw:transform="rotate (-0.743161195499186) translate (5.135cm 2.7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1" draw:layer="layout" svg:x1="5.028cm" svg:y1="2.91cm" svg:x2="4.678cm" svg:y2="2.587cm">
            <text:p/>
          </draw:line>
          <draw:line draw:style-name="gr19" draw:text-style-name="P1" draw:layer="layout" svg:x1="4.355cm" svg:y1="2.938cm" svg:x2="4.677cm" svg:y2="2.588cm">
            <text:p/>
          </draw:line>
        </draw:g>
        <draw:g>
          <draw:custom-shape draw:style-name="gr22" draw:text-style-name="P1" draw:layer="layout" svg:width="0.281cm" svg:height="0.653cm" draw:transform="rotate (-2.32250963562885) translate (5.284cm 5.999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9" draw:text-style-name="P1" draw:layer="layout" svg:width="0.221cm" svg:height="0.221cm" draw:transform="skewX (-0.00453785605518527) rotate (0.819083017960939) translate (4.492cm 5.6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" draw:layer="layout" svg:width="0.281cm" svg:height="0.746cm" draw:transform="rotate (0.819083017960939) translate (5.092cm 6.204cm)">
            <text:p/>
            <draw:enhanced-geometry svg:viewBox="0 0 21600 21600" draw:type="rectangle" draw:enhanced-path="M 0 0 L 21600 0 21600 21600 0 21600 0 0 Z N"/>
          </draw:custom-shape>
        </draw:g>
        <draw:custom-shape draw:style-name="gr51" draw:text-style-name="P4" draw:layer="Layout" svg:width="0.635cm" svg:height="0.635cm" svg:x="5.127cm" svg:y="4.968cm">
          <text:p text:style-name="P9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0.635cm" svg:height="0.635cm" svg:x="4.968cm" svg:y="6.397cm">
          <text:p text:style-name="P9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0.635cm" svg:height="0.635cm" svg:x="5.286cm" svg:y="2.428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0.635cm" svg:height="0.635cm" svg:x="4.968cm" svg:y="10.842cm">
          <text:p text:style-name="P9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0.635cm" svg:height="0.635cm" svg:x="16.44cm" svg:y="6.991cm">
          <text:p text:style-name="P9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0.635cm" svg:height="0.635cm" svg:x="18.815cm" svg:y="7.667cm">
          <text:p text:style-name="P9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0.635cm" svg:height="0.635cm" svg:x="19.38cm" svg:y="11.318cm">
          <text:p text:style-name="P9"><text:span text:style-name="T2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2.54cm" svg:height="1.27cm" svg:x="14.018cm" svg:y="11.95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" draw:layer="layout" svg:width="1.27cm" svg:height="0.318cm" svg:x="14.653cm" svg:y="12.27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" draw:layer="layout" svg:width="0.318cm" svg:height="0.318cm" svg:x="15.446cm" svg:y="12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" draw:layer="layout" svg:width="0.318cm" svg:height="0.318cm" svg:x="15.923cm" svg:y="12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1" draw:text-style-name="P4" draw:layer="Layout" svg:width="0.635cm" svg:height="0.635cm" svg:x="14.3cm" svg:y="11.477cm">
          <text:p text:style-name="P9"><text:span text:style-name="T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5.923cm" svg:y1="9.572cm" svg:x2="15.923cm" svg:y2="11.953cm">
          <text:p/>
        </draw:line>
        <draw:line draw:style-name="gr31" draw:text-style-name="P1" draw:layer="layout" svg:x1="15.923cm" svg:y1="6.715cm" svg:x2="15.923cm" svg:y2="7.986cm">
          <text:p/>
        </draw:line>
        <draw:custom-shape draw:style-name="gr51" draw:text-style-name="P4" draw:layer="Layout" svg:width="0.635cm" svg:height="0.635cm" svg:x="8.461cm" svg:y="4.968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0.635cm" svg:height="0.635cm" svg:x="8.302cm" svg:y="9.572cm">
          <text:p text:style-name="P9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0.635cm" svg:height="0.635cm" svg:x="11.318cm" svg:y="10.842cm">
          <text:p text:style-name="P9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draw:layer="Layout" svg:width="0.953cm" svg:height="1.27cm" draw:transform="rotate (1.5707963267949) translate (18.428cm 11.001cm)">
          <text:p/>
          <draw:enhanced-geometry svg:viewBox="0 0 21600 21600" draw:glue-points="?f6 10800 10800 21600 ?f5 10800 10800 0" draw:text-areas="?f3 ?f3 ?f4 ?f4" draw:type="trapezoid" draw:modifiers="3901.7709563164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" draw:text-style-name="P1" draw:layer="layout" svg:x1="19.698cm" svg:y1="10.525cm" svg:x2="20.685cm" svg:y2="10.525cm">
          <text:p/>
        </draw:line>
        <draw:custom-shape draw:style-name="gr51" draw:text-style-name="P4" draw:layer="Layout" svg:width="0.635cm" svg:height="0.635cm" svg:x="18.745cm" svg:y="9.572cm">
          <text:p text:style-name="P9"><text:span text:style-name="T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4" draw:text-style-name="P1" draw:layer="layout" svg:width="0.634cm" svg:height="2.539cm" svg:x="12.43cm" svg:y="10.525cm" svg:viewBox="0 0 635 2540" draw:points="0,0 635,1270 0,1270 635,2540">
          <text:p/>
        </draw:polyline>
        <draw:line draw:style-name="gr8" draw:text-style-name="P1" draw:layer="layout" svg:x1="14.318cm" svg:y1="7.985cm" svg:x2="14.319cm" svg:y2="9.89cm">
          <text:p/>
        </draw:line>
        <draw:line draw:style-name="gr8" draw:text-style-name="P1" draw:layer="layout" svg:x1="17.51cm" svg:y1="9.89cm" svg:x2="13.7cm" svg:y2="9.89cm">
          <text:p/>
        </draw:line>
        <draw:polyline draw:style-name="gr54" draw:text-style-name="P1" draw:layer="layout" svg:width="0.634cm" svg:height="2.539cm" svg:x="12.231cm" svg:y="10.425cm" svg:viewBox="0 0 635 2540" draw:points="0,0 635,1270 0,1270 635,254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131 902" svg:d="m564 0-564 902h1131z"/>
    <draw:marker draw:name="Arrowheads_20_4" draw:display-name="Arrowheads 4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e6e6e6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35M</meta:editing-duration>
    <meta:editing-cycles>21</meta:editing-cycles>
    <meta:generator>LibreOffice/4.1.1.2$Windows_x86 LibreOffice_project/7e4286b58adc75a14f6d83f53a03b6c11fa2903</meta:generator>
    <dc:date>2014-03-20T17:52:46.169000000</dc:date>
    <meta:document-statistic meta:object-count="1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53in"/>
    </style:style>
    <style:style style:name="co2" style:family="table-column">
      <style:table-column-properties fo:break-before="auto" style:column-width="2.0654in"/>
    </style:style>
    <style:style style:name="co3" style:family="table-column">
      <style:table-column-properties fo:break-before="auto" style:column-width="2.3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fo:padding-bottom="0.0138in" fo:padding-left="0.028in" fo:padding-right="0.028in" fo:padding-top="0.0138in"/>
      <style:paragraph-properties fo:text-align="center" fo:margin-left="0in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06pt solid #000000" fo:padding-bottom="0.0138in" fo:padding-left="0.028in" fo:padding-right="0.028in" fo:padding-top="0.0138in" fo:border-right="0.06pt solid #000000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padding-bottom="0.0138in" fo:padding-left="0.028in" fo:padding-right="0.028in" fo:padding-top="0.0138in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padding-bottom="0.0138in" fo:padding-left="0.028in" fo:padding-right="0.028in" fo:padding-top="0.0138in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padding-bottom="0.0138in" fo:padding-left="0.028in" fo:padding-right="0.028in" fo:padding-top="0.0138in"/>
    </style:style>
    <style:style style:name="ce6" style:family="table-cell" style:parent-style-name="Default">
      <style:table-cell-properties fo:border-bottom="0.06pt solid #000000" fo:background-color="#ffffff" fo:border-left="none" fo:padding-bottom="0.0138in" fo:padding-left="0.028in" fo:padding-right="0.028in" fo:padding-top="0.0138in" fo:border-right="none" fo:border-top="0.06pt solid #000000"/>
    </style:style>
    <style:style style:name="ce7" style:family="table-cell" style:parent-style-name="Default">
      <style:table-cell-properties fo:background-color="#ffffff" fo:padding-bottom="0.0138in" fo:padding-left="0.028in" fo:padding-right="0.028in" fo:padding-top="0.0138in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0.06pt solid #000000" fo:background-color="#ffffff" fo:border-left="none" fo:padding-bottom="0.0138in" fo:padding-left="0.028in" fo:padding-right="0.028in" fo:padding-top="0.0138in" fo:border-right="none" fo:border-top="none"/>
    </style:style>
    <style:style style:name="ce10" style:family="table-cell" style:parent-style-name="Default">
      <style:table-cell-properties fo:background-color="#ffffff" fo:border="0.06pt solid #000000" fo:padding-bottom="0.0138in" fo:padding-left="0.028in" fo:padding-right="0.028in" fo:padding-top="0.0138in"/>
    </style:style>
    <style:style style:name="ce11" style:family="table-cell" style:parent-style-name="Default">
      <style:table-cell-properties fo:border-bottom="none" fo:background-color="#ffffff" fo:border-left="0.06pt solid #000000" fo:padding-bottom="0.0138in" fo:padding-left="0.028in" fo:padding-right="0.028in" fo:padding-top="0.0138in" fo:border-right="0.06pt solid #000000" fo:border-top="0.06pt solid #000000"/>
    </style:style>
    <style:style style:name="ce12" style:family="table-cell" style:parent-style-name="Default">
      <style:table-cell-properties fo:border-bottom="none" fo:background-color="#ffffff" fo:border-left="0.06pt solid #000000" fo:padding-bottom="0.0138in" fo:padding-left="0.028in" fo:padding-right="0.028in" fo:padding-top="0.0138in" fo:border-right="0.06pt solid #000000" fo:border-top="none"/>
    </style:style>
    <style:style style:name="ce13" style:family="table-cell" style:parent-style-name="Default">
      <style:table-cell-properties fo:border-bottom="0.06pt solid #000000" fo:background-color="#ffffff" fo:border-left="0.06pt solid #000000" fo:padding-bottom="0.0138in" fo:padding-left="0.028in" fo:padding-right="0.028in" fo:padding-top="0.0138in" fo:border-right="0.06pt solid #000000" fo:border-top="none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office:value-type="string" calcext:value-type="string">
            <text:p>Label</text:p>
          </table:table-cell>
          <table:table-cell table:style-name="ce6" office:value-type="string" calcext:value-type="string">
            <text:p>Component</text:p>
          </table:table-cell>
          <table:table-cell table:style-name="ce10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45mm Teflon filter</text:p>
          </table:table-cell>
          <table:table-cell table:style-name="ce11" office:value-type="string" calcext:value-type="string">
            <text:p>2.5<text:span text:style-name="T1">µm (confirmed?)</text:span>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string" calcext:value-type="string">
            <text:p>sonic anemometer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7" office:value-type="string" calcext:value-type="string">
            <text:p>open-path infrared gas analyzer </text:p>
          </table:table-cell>
          <table:table-cell table:style-name="ce12" office:value-type="string" calcext:value-type="string">
            <text:p>CO2, H2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8" office:value-type="string" calcext:value-type="string">
            <text:p>aspirated precision thermistor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7" office:value-type="string" calcext:value-type="string">
            <text:p>Sampling line</text:p>
          </table:table-cell>
          <table:table-cell table:style-name="ce12" office:value-type="string" calcext:value-type="string">
            <text:p>1/4” nom. PFA tubin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7" office:value-type="string" calcext:value-type="string">
            <text:p>valve, 3-way</text:p>
          </table:table-cell>
          <table:table-cell table:style-name="ce12" office:value-type="string" calcext:value-type="string">
            <text:p>Teflon bod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7" office:value-type="string" calcext:value-type="string">
            <text:p>large vacuum pump</text:p>
          </table:table-cell>
          <table:table-cell table:style-name="ce12" office:value-type="string" calcext:value-type="string">
            <text:p>Teflon diaphrag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small sampling pump</text:p>
          </table:table-cell>
          <table:table-cell table:style-name="ce12" office:value-type="string" calcext:value-type="string">
            <text:p>Teflon diaphrag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7" office:value-type="string" calcext:value-type="string">
            <text:p>closed-path gas analyzer</text:p>
          </table:table-cell>
          <table:table-cell table:style-name="ce12" office:value-type="string" calcext:value-type="string">
            <text:p>CO2, H2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9" office:value-type="string" calcext:value-type="string">
            <text:p>trace gas analyzer</text:p>
          </table:table-cell>
          <table:table-cell table:style-name="ce13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in"/>
    </style:style>
    <style:style style:name="co2" style:family="table-column">
      <style:table-column-properties fo:break-before="auto" style:column-width="1.0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5"/>
        <table:table-row table:style-name="ro1">
          <table:table-cell office:value-type="string" calcext:value-type="string" table:number-columns-spanned="2" table:number-rows-spanned="1">
            <text:p>Two-level configuration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Valve 1</text:p>
          </table:table-cell>
          <table:table-cell table:style-name="ce2" office:value-type="string" calcext:value-type="string">
            <text:p>Sampling level</text:p>
          </table:table-cell>
        </table:table-row>
        <table:table-row table:style-name="ro1"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Bottom</text:p>
          </table:table-cell>
        </table:table-row>
        <table:table-row table:style-name="ro1"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7in"/>
    </style:style>
    <style:style style:name="co2" style:family="table-column">
      <style:table-column-properties fo:break-before="auto" style:column-width="1.0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Three-level configuration</text:p>
          </table:table-cell>
          <table:covered-table-cell table:style-name="ce1"/>
          <table:covered-table-cell table:style-name="ce5"/>
        </table:table-row>
        <table:table-row table:style-name="ro1">
          <table:table-cell table:style-name="ce2" office:value-type="string" calcext:value-type="string">
            <text:p>Valve 1</text:p>
          </table:table-cell>
          <table:table-cell table:style-name="ce2" office:value-type="string" calcext:value-type="string">
            <text:p>Valve 2</text:p>
          </table:table-cell>
          <table:table-cell table:style-name="ce2" office:value-type="string" calcext:value-type="string">
            <text:p>Sampling level</text:p>
          </table:table-cell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op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